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B1F89B6347A27C827C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1cm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045cm" fo:min-width="1.971cm" fo:wrap-option="no-wrap"/>
    </style:style>
    <style:style style:name="gr3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868cm" fo:min-width="3.264cm" fo:wrap-option="no-wrap"/>
    </style:style>
    <style:style style:name="gr4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279cm" fo:min-width="2.441cm" fo:wrap-option="no-wrap"/>
    </style:style>
    <style:style style:name="gr5" style:family="graphic" style:parent-style-name="standard">
      <style:graphic-properties svg:stroke-width="0.106cm" svg:stroke-color="#3399ff" draw:marker-start-width="0.358cm" draw:marker-end-width="0.358cm" draw:fill="none" draw:textarea-horizontal-align="justify" draw:textarea-vertical-align="middle" draw:auto-grow-height="false" fo:min-height="1.678cm" fo:min-width="7.143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80%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-color="#000000" draw:opacity="80%"/>
      <style:paragraph-properties fo:text-align="center"/>
      <style:text-properties fo:color="#ffffff"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32cm" svg:height="25.939cm" svg:x="7.654cm" svg:y="1.164cm">
          <draw:image xlink:href="Pictures/10000000000002EE00000B1F89B6347A27C827C9.jpg" xlink:type="simple" xlink:show="embed" xlink:actuate="onLoad">
            <text:p/>
          </draw:image>
        </draw:frame>
        <draw:custom-shape draw:style-name="gr2" draw:text-style-name="P2" draw:layer="layout" svg:width="2.667cm" svg:height="1.397cm" svg:x="15.478cm" svg:y="3.275cm">
          <text:p text:style-name="P1"><text:span text:style-name="T1">Temp Control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699cm" svg:y="3.667cm">
          <text:p text:style-name="P1"><text:span text:style-name="T1">Current</text:span></text:p>
          <text:p text:style-name="P1"><text:span text:style-name="T1">Temp</text:span></text:p>
          <draw:enhanced-geometry svg:viewBox="0 0 21600 21600" draw:text-areas="800 800 20800 20800" draw:type="round-rectangular-callout" draw:modifiers="35403.5982008995 24226.6094420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318cm" svg:y="5.572cm">
          <text:p text:style-name="P1"><text:span text:style-name="T1">Humidity</text:span></text:p>
          <draw:enhanced-geometry svg:viewBox="0 0 21600 21600" draw:text-areas="800 800 20800 20800" draw:type="round-rectangular-callout" draw:modifiers="39815.892053973 16346.7811158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4.335cm" svg:y="5.861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048cm" svg:y="7.92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175cm" svg:y="10.079cm">
          <text:p text:style-name="P1"><text:span text:style-name="T1">Comfort</text:span></text:p>
          <text:p text:style-name="P1"><text:span text:style-name="T1">Settings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3.667cm" svg:y="25.13cm">
          <text:p text:style-name="P1"><text:span text:style-name="T1">Current API</text:span></text:p>
          <text:p text:style-name="P1"><text:span text:style-name="T1">Status</text:span></text:p>
          <draw:enhanced-geometry svg:viewBox="0 0 21600 21600" draw:text-areas="800 800 20800 20800" draw:type="round-rectangular-callout" draw:modifiers="34294.4527736132 9780.25751072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9.698cm">
          <text:p text:style-name="P1"><text:span text:style-name="T1">Current</text:span></text:p>
          <text:p text:style-name="P1"><text:span text:style-name="T1">Weather</text:span></text:p>
          <draw:enhanced-geometry svg:viewBox="0 0 21600 21600" draw:text-areas="800 800 20800 20800" draw:type="round-rectangular-callout" draw:modifiers="-38763.4182908546 -1421.45922746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3.794cm" svg:y="12.619cm">
          <text:p text:style-name="P1"><text:span text:style-name="T1">Outside</text:span></text:p>
          <text:p text:style-name="P1"><text:span text:style-name="T1">Temperature</text:span></text:p>
          <draw:enhanced-geometry svg:viewBox="0 0 21600 21600" draw:text-areas="800 800 20800 20800" draw:type="round-rectangular-callout" draw:modifiers="55538.2308845577 -14817.1673819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7.993cm">
          <text:p text:style-name="P1"><text:span text:style-name="T1">Force</text:span></text:p>
          <text:p text:style-name="P1"><text:span text:style-name="T1">Refresh</text:span></text:p>
          <draw:enhanced-geometry svg:viewBox="0 0 21600 21600" draw:text-areas="800 800 20800 20800" draw:type="round-rectangular-callout" draw:modifiers="-15082.7586206897 9718.4549356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1.449cm">
          <text:p text:style-name="P1"><text:span text:style-name="T1">Motion</text:span></text:p>
          <text:p text:style-name="P1"><text:span text:style-name="T1">Detection</text:span></text:p>
          <draw:enhanced-geometry svg:viewBox="0 0 21600 21600" draw:text-areas="800 800 20800 20800" draw:type="round-rectangular-callout" draw:modifiers="-14524.1379310345 -4341.63090128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3.127cm">
          <text:p text:style-name="P1"><text:span text:style-name="T1">Resume</text:span></text:p>
          <text:p text:style-name="P1"><text:span text:style-name="T1">Program</text:span></text:p>
          <draw:enhanced-geometry svg:viewBox="0 0 21600 21600" draw:text-areas="800 800 20800 20800" draw:type="round-rectangular-callout" draw:modifiers="-14524.1379310345 4218.02575107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5.448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985.6071964018 12885.8369098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7.226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143.628185907 5855.7939914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5.756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1223.0884557721 10954.50643776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7.534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0381.1094452774 1220.6008583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8.777cm">
          <text:p text:style-name="P1"><text:span text:style-name="T1">Fan</text:span></text:p>
          <text:p text:style-name="P1"><text:span text:style-name="T1">Mode</text:span></text:p>
          <draw:enhanced-geometry svg:viewBox="0 0 21600 21600" draw:text-areas="800 800 20800 20800" draw:type="round-rectangular-callout" draw:modifiers="-18086.3568215892 5624.03433476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4.064cm" svg:height="2.286cm" svg:x="15.732cm" svg:y="20.431cm">
          <text:p text:style-name="P1"><text:span text:style-name="T1">Run Comfort </text:span></text:p>
          <text:p text:style-name="P1"><text:span text:style-name="T1">Setting </text:span></text:p>
          <text:p text:style-name="P1"><text:span text:style-name="T1">(aka Program)</text:span></text:p>
          <draw:enhanced-geometry svg:viewBox="0 0 21600 21600" draw:text-areas="800 800 20800 20800" draw:type="round-rectangular-callout" draw:modifiers="-4171.21771217712 6054.0445999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175cm" svg:height="1.651cm" svg:x="3.186cm" svg:y="22.336cm">
          <text:p text:style-name="P1"><text:span text:style-name="T1">Set System</text:span></text:p>
          <text:p text:style-name="P1"><text:span text:style-name="T1">Mode</text:span></text:p>
          <draw:enhanced-geometry svg:viewBox="0 0 21600 21600" draw:text-areas="800 800 20800 20800" draw:type="round-rectangular-callout" draw:modifiers="26027.4559193955 14003.3898305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7.747cm" svg:height="2.032cm" svg:x="7.123cm" svg:y="20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747cm" svg:height="2.032cm" svg:x="7.123cm" svg:y="22.4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1.397cm" svg:x="15.859cm" svg:y="25.003cm">
          <text:p text:style-name="P1"><text:span text:style-name="T1">Last</text:span></text:p>
          <text:p text:style-name="P1"><text:span text:style-name="T1">Poll</text:span></text:p>
          <draw:enhanced-geometry svg:viewBox="0 0 21600 21600" draw:text-areas="800 800 20800 20800" draw:type="round-rectangular-callout" draw:modifiers="-18086.3568215892 5624.03433476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01:47:50.832000000</meta:creation-date>
    <dc:date>2016-02-28T02:24:43.729000000</dc:date>
    <meta:editing-duration>PT33M35S</meta:editing-duration>
    <meta:editing-cycles>7</meta:editing-cycles>
    <meta:generator>LibreOffice/5.0.3.2$Windows_x86 LibreOffice_project/e5f16313668ac592c1bfb310f4390624e3dbfb75</meta:generator>
    <meta:document-statistic meta:object-count="23"/>
  </office:meta>
</office:document-meta>
</file>